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400e2" officeooo:paragraph-rsid="001400e2"/>
    </style:style>
    <style:style style:name="P2" style:family="paragraph" style:parent-style-name="Standard">
      <style:text-properties officeooo:paragraph-rsid="0017c361"/>
    </style:style>
    <style:style style:name="P3" style:family="paragraph" style:parent-style-name="Standard">
      <style:text-properties officeooo:paragraph-rsid="0018fb21"/>
    </style:style>
    <style:style style:name="P4" style:family="paragraph" style:parent-style-name="Text_20_body">
      <style:text-properties officeooo:paragraph-rsid="0018fb21"/>
    </style:style>
    <style:style style:name="P5" style:family="paragraph" style:parent-style-name="Text_20_body">
      <style:text-properties officeooo:paragraph-rsid="001d0b75"/>
    </style:style>
    <style:style style:name="P6" style:family="paragraph" style:parent-style-name="Text_20_body">
      <style:text-properties officeooo:paragraph-rsid="001ff9f9"/>
    </style:style>
    <style:style style:name="P7" style:family="paragraph" style:parent-style-name="Text_20_body">
      <style:text-properties officeooo:paragraph-rsid="00220aff"/>
    </style:style>
    <style:style style:name="P8" style:family="paragraph" style:parent-style-name="Text_20_body">
      <style:text-properties officeooo:paragraph-rsid="00242642"/>
    </style:style>
    <style:style style:name="P9" style:family="paragraph" style:parent-style-name="Heading_20_3">
      <style:text-properties officeooo:rsid="001400e2" officeooo:paragraph-rsid="001400e2"/>
    </style:style>
    <style:style style:name="T1" style:family="text">
      <style:text-properties fo:font-weight="bold"/>
    </style:style>
    <style:style style:name="T2" style:family="text">
      <style:text-properties fo:font-weight="bold" officeooo:rsid="001d0b75" style:font-weight-asian="bold" style:font-weight-complex="bold"/>
    </style:style>
    <style:style style:name="T3" style:family="text">
      <style:text-properties fo:font-weight="bold" officeooo:rsid="00220aff" style:font-weight-asian="bold" style:font-weight-complex="bold"/>
    </style:style>
    <style:style style:name="T4" style:family="text">
      <style:text-properties fo:font-weight="bold" officeooo:rsid="00242642" style:font-weight-asian="bold" style:font-weight-complex="bold"/>
    </style:style>
    <style:style style:name="T5" style:family="text">
      <style:text-properties fo:font-weight="bold" officeooo:rsid="0018fb21" style:font-weight-asian="bold" style:font-weight-complex="bold"/>
    </style:style>
    <style:style style:name="T6" style:family="text">
      <style:text-properties fo:font-style="italic"/>
    </style:style>
    <style:style style:name="T7" style:family="text">
      <style:text-properties officeooo:rsid="0014a0c2"/>
    </style:style>
    <style:style style:name="T8" style:family="text">
      <style:text-properties officeooo:rsid="0017c361"/>
    </style:style>
    <style:style style:name="T9" style:family="text">
      <style:text-properties officeooo:rsid="0018fb21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dbd" style:letter-kerning="true" style:font-size-asian="12pt" style:font-style-asian="normal" style:font-weight-asian="normal" style:font-size-complex="12pt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b75" style:letter-kerning="true" style:font-size-asian="12pt" style:font-style-asian="normal" style:font-weight-asian="normal" style:font-size-complex="12pt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9f9" style:letter-kerning="true" style:font-size-asian="12pt" style:font-style-asian="normal" style:font-weight-asian="normal" style:font-size-complex="12pt" style:text-emphasize="none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d0b75" style:letter-kerning="true" style:font-size-asian="12pt" style:font-style-asian="normal" style:font-weight-asian="bold" style:font-size-complex="12pt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9f9" style:letter-kerning="true" style:font-size-asian="12pt" style:font-style-asian="normal" style:font-weight-asian="bold" style:font-size-complex="12pt" style:font-weight-complex="bold" style:text-emphasize="none"/>
    </style:style>
    <style:style style:name="T16" style:family="text">
      <style:text-properties style:font-name="Liberation Serif" officeooo:rsid="0018fb21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officeooo:rsid="0018fb21" style:font-size-asian="12pt" style:font-size-complex="12pt"/>
    </style:style>
    <style:style style:name="T19" style:family="text">
      <style:text-properties style:font-name="Liberation Serif" fo:font-size="12pt" officeooo:rsid="001d0b75" style:font-size-asian="12pt" style:font-size-complex="12pt"/>
    </style:style>
    <style:style style:name="T20" style:family="text">
      <style:text-properties officeooo:rsid="001cc3da"/>
    </style:style>
    <style:style style:name="T21" style:family="text">
      <style:text-properties officeooo:rsid="001d0b75"/>
    </style:style>
    <style:style style:name="T22" style:family="text">
      <style:text-properties officeooo:rsid="001ff9f9"/>
    </style:style>
    <style:style style:name="T23" style:family="text">
      <style:text-properties officeooo:rsid="00220aff"/>
    </style:style>
    <style:style style:name="T24" style:family="text">
      <style:text-properties officeooo:rsid="00242642"/>
    </style:style>
    <style:style style:name="T25" style:family="text">
      <style:text-properties officeooo:rsid="0024e249"/>
    </style:style>
    <style:style style:name="T26" style:family="text">
      <style:text-properties officeooo:rsid="002655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Кораблестроение в средние века</text:p>
      <text:h text:style-name="P9" text:outline-level="3"><text:bookmark text:name=".D0.92.D1.80.D0.B5.D0.BC.D0.B5.D0.BD.D0.BD.D1.8B.CC.81.D0.B5_.D1.80.D0.B0.D0.BC.D0.BA.D0.B8"/>Временн<text:span text:style-name="T7">ы</text:span>е рамки</text:h>
      <text:p text:style-name="Text_20_body">Российская и западная медиевистика считают началом Средневековья крушение Западной Римской империи в конце V века <text:span text:style-name="T1">(считается, что империя прекратила своё существование 4 сентября 476 года, когда Ромул Август отрёкся от престола)</text:span>, однако в энциклопедическом издании ЮНЕСКО «История человечества» рубеж был проведён по моменту возникновения ислама (начало VII века). Относительно конца Средневековья у историков нет единого мнения. Предлагалось считать таковым: падение Константинополя (1453), открытие Америки (1492), начало Реформации (1517), рубеж 1680-х-1690-х годов и некоторые другие периоды. Сторонники так называемого долгого Средневековья, основываясь на данных о развитии не правящей элиты, а простого народа, считают окончанием Средневековья, повлёкшим за собой изменения во всех слоях европейского общества, Великую французскую революцию конца XVIII века, такого же мнения придерживалась советская наука. В последние годы российская медиевистика относит окончание периода Средневековья к середине или концу XV — началу XVI века. Наиболее верным является рассмотрение Средневековья одновременно и как всемирного процесса, и как явления, имевшего в каждой стране свои особенности и свой период. Например, если итальянские историки считают началом Нового времени XIV век, то в России начало новой истории принято относить к концу XVII и первым десятилетиям XVIII века. Очень трудно систематизировать в рамках европейского Средневековья, например, историю государств Азии, Африки, доколумбовой Америки. Разногласия в хронологии эпохи и невозможность применения термина <text:span text:style-name="T6">Средневековье</text:span> ко всем государствам мира подтверждает его условный характер.</text:p>
      <text:p text:style-name="P1"><text:span text:style-name="Strong_20_Emphasis">Норманны (скандинавы) вышли в море в начале 8-го века</text:span> и успели в очень сжатые сроки навести страх на соседние земли. Их судна отличала одна черта — универсальность, имея высокую посадку корабль мог не боятся штормов и был способен перевозить тяжелый груз. Судна викингов могли управляться как с помощью ветра (парус) так с помощью весел. Это им давало дополнительную скорость передвижения и маневренность в бою.<text:line-break/>Викинги чаще всего совершали рейсы на <text:span text:style-name="Strong_20_Emphasis">драккарах</text:span> и <text:span text:style-name="Strong_20_Emphasis">шнеккарах</text:span>, что в переводе означает «дракон» и «змея» соответственно. Длина таких кораблей составляла от 20 метров, а к концу эпохи могла доходить и до 50, ширина — 5 м. Двенадцати метровая мачта была съемной и могла складываться и размещаться на палубе. Борт покрывался круглыми щитами.<text:line-break/>Одно лишь название драккар внушало страх и уважение, а по боевому потенциалу во время расцвета викингов корабль не имел себе равных.<text:line-break/>Для грузоперевозок скандинавы использовали обычно <text:span text:style-name="Strong_20_Emphasis">кнорры</text:span>, корабли имевшие чуть меньше длину, но большую ширину по сравнению с драккарами, также нос и корма их состояли из двух палуб. По середине располагался груз.</text:p>
      <text:p text:style-name="P2"><text:span text:style-name="T8">На Древней Руси использовались суда аналогичные драккарам — ладьи. </text:span>Ладья широко использовалась в Древней Руси. На <text:span text:style-name="T6">ладьях</text:span> лишённые наследства дети князей и их товарищи (варяги) совершали военные походы или просто грабительские набеги на Византию. При преодолении естественных или искусственных препятствий, недоступных для судоходства, <text:span text:style-name="T6">ладьи</text:span> тащились волоком. Древнерусское государство уже в IX веке обладало большим флотом, состоящим минимум из 200 <text:span text:style-name="T6">ладей</text:span>, что доказывается успешным морским походом на Константинополь в 860, а также походом князей Аскольда и Дира 862 года.</text:p>
      <text:p text:style-name="P2"/>
      <text:p text:style-name="P3"><text:soft-page-break/><text:span text:style-name="T5">Галера</text:span><text:span text:style-name="T9"> — гроза Средиземноморского бассейна. Развивалась до XIII века и использовалась до XVIII века. В качестве движителя использовались вёсла и косой треугольный латинский парус. Максимальная скорость до</text:span><text:span text:style-name="T16"> 4 — 4,5 узлов. Являлась своего рода «спринтером» среди </text:span><text:span text:style-name="T18">судов. Длина: 60 метров, ширина: </text:span><text:span text:style-name="T10">7,5 метра, осадка: до двух метров. От 16 до 32 весла на борт. Длина весла: 15 метров. Экипаж включая воинов: до 450 человек. Использовались до XVIII века. </text:span><text:span text:style-name="T11">Была неустойчива во время штормов и в основном использовалась для прибрежного плавания. Эксплуатировалась Италией, Францией, Испанией, Англией, Турцией, Голландией, Швецией, Россией. В России в отдельные годы число галер доходило до 200 штук. Пётр I использовал галеры в Северной войне против Швеции и в районах Финского и Ботнического залива.</text:span></text:p>
      <text:p text:style-name="P4"/>
      <text:p text:style-name="P4"><text:span text:style-name="T1">Шебека</text:span> — парусно-гребное вооружённое судно.</text:p>
      <text:p text:style-name="Text_20_body">Первое парусно-гребное трёхмачтовое судно с косыми парусами. Применялось в Средние века и в Новое время на Средиземном море для военных и транспортных целей, а также для пиратства. Узкий длинный корпус с развалом бортов и сильно выдвинутым форштевнем обеспечивал <text:span text:style-name="T6">шебеке</text:span> хорошую мореходность. Шебека по конструкции корпуса была близка к каравеллам и галерам, но превосходила первые по скорости, а вторые — мореходности и вооружению.</text:p>
      <text:p text:style-name="Text_20_body">Длина шебеки составляла <text:span text:style-name="T20">до 35</text:span> метров. В задней части судна строилась палуба сильно выступающая за корму. Наибольшая ширина верхней палубы составляла около трети её длины, форма подводной части была исключительно острой.</text:p>
      <text:p text:style-name="Text_20_body">Вооружение шебеки включало в себя достаточно много пушек: <text:span text:style-name="T20">до 24</text:span> орудий.</text:p>
      <text:p text:style-name="Text_20_body">Во второй половине XVIII века в России под таким же названием стали строить гребные суда, вводившиеся в состав флота для замены галер. Предназначался для действий в прибрежных районах.</text:p>
      <text:p text:style-name="P5"><text:span text:style-name="T2">Каравелла.</text:span><text:span text:style-name="T21"> Примерно в 1418 году Генрих Мореплаватель (</text:span>сын короля Жуана I, организатор многих португальских морских экспедиций на юг от Мавритании вдоль <text:span text:style-name="T17">западноафриканского побережья.</text:span><text:span text:style-name="T19">) Основал в городе Сагреше учебное заведение для будущих кораблестроителей и мореплавателей Европы. </text:span><text:span text:style-name="T17">В первой португальской школе собрались математики, астрономы, картографы, капитаны и летописцы всех национальностей – португальцы и испанцы, венецианцы и генуэзцы, арабы и евреи. </text:span><text:span text:style-name="T10">Водоизмещение: 80-100 тонн. Вооружение: 16-22 пушки. Длина: 15-35 метра, ширина: 4 – 9 метра, осадка: 2 – 4 метра. </text:span><text:span text:style-name="T12">Каравеллы использовались во второй половине XV — начале XVI века. С этих кораблей началась эпоха Великих географических открытий.</text:span></text:p>
      <text:p text:style-name="P6"><text:span text:style-name="T14">К</text:span><text:span text:style-name="T15">аракка</text:span><text:span text:style-name="T13">. Б</text:span>ольшое парусное судно XV—XVI веков, распространённое во всей Европе. Отличалось исключительно хорошей по тем временам мореходностью, с чем связано активное использование каракк для плаваний в океанах в эпоху Великих географических открытий. Использовались и как торговые, и как военные корабли. <text:span text:style-name="T22">Д</text:span>лина до 50 метров, ширина до 12, высота борта до 9 метров<text:bookmark text:name="cite_ref-.D0.9C.D0.AD.D0.A1_2-1"/>. <text:span text:style-name="T25">Водоизмещение: 500 тонн.</text:span> Количество мачт на каракке обычно три, на больших кораблях было четыре мачты. Можно встретить упоминания о пятимачтовых каракках. Отличительной чертой каракк являются развитые высокие надстройки на баке и юте — форкастль и ахтеркастль соответственно.</text:p>
      <text:p text:style-name="P7"><text:soft-page-break/><text:span text:style-name="T3">Галеон.</text:span><text:span text:style-name="T23"> </text:span>большое многопалубное парусное судно XVI—XVIII веков с достаточно сильным артиллерийским вооружением, использовавшееся как военное и торговое. <text:span text:style-name="T23">Предназначался для дальних океанских путешествий. </text:span>Снижение баковой надстройки и удлинение корпуса привело к увеличению остойчивости и снижению волнового сопротивления, в результате чего получилось более быстрое, мореходное и маневренное судно. <text:span text:style-name="T23">Галеоны стали основой флота испанцев и анличан. </text:span>На вооружении галеона было до 30 орудий калибра от 3-фунтовых (6 см) до 50-фунтовых (19 см) и значительное количество (до 100) переносных мушкетонов для стрельбы через бойницы с галереи кормовой надстройки и верхних этажей носовой надстройки. Именно на галеоне впервые орудия были установлены и над, и под главной палубой, что привело к появлению батарейных (пушечных) палуб: орудия стояли по бортам и стреляли через порты. Начиная с XVII века после артиллерийского поединка бой, как правило, заканчивался сдачей полуразрушенного и обессиленного противника ещё до абордажа. Поэтому уже в 1530 году впервые осуществили мысль о защите броней надводной части корабля от пробоин, а также с целью предохранить экипаж от поражения артиллерией противника. После этого сведений о защите кораблей бронёй не имеется до конца XVIII века. Это связано с тем, что деревянная броня обеспечивает равную металлической защиту от ядер при в 1,5—2 раза меньшем весе и тем, что парусный корабль при огромном весе рангоута просто не мог нести ещё и броневые листы.</text:p>
      <text:p text:style-name="P8"><text:span text:style-name="T4">Фрегат</text:span><text:span text:style-name="T24">. </text:span>Классические фрегаты парусного века были созданы во Франции в середине XVIII столетия. Это были корабли среднего размера с <text:a xlink:type="simple" xlink:href="https://ru.wikipedia.org/wiki/Водоизмещение" text:style-name="Internet_20_link" text:visited-style-name="Visited_20_Internet_20_Link">водоизмещением</text:a> около 800 тонн, вооружённые примерно двумя-тремя десятками 12-18 <text:a xlink:type="simple" xlink:href="https://ru.wikipedia.org/wiki/Фунт_%28единица_измерения%29" text:style-name="Internet_20_link" text:visited-style-name="Visited_20_Internet_20_Link">фунтовых</text:a> пушек на одной орудийной палубе. Меньшие корабли, не имевшие ни одной батарейной палубы, к фрегатам не относились. В дальнейшем водоизмещение и мощь вооружения фрегатов росли, и после <text:a xlink:type="simple" xlink:href="https://ru.wikipedia.org/wiki/Наполеоновские_войны" text:style-name="Internet_20_link" text:visited-style-name="Visited_20_Internet_20_Link">наполеоновских войн</text:a> они достигали 1000 тонн водоизмещения и до шестидесяти 24-фунтовых орудий. Наиболее крупные из них могли включаться в <text:a xlink:type="simple" xlink:href="https://ru.wikipedia.org/wiki/Линия_баталии" text:style-name="Internet_20_link" text:visited-style-name="Visited_20_Internet_20_Link">боевую линию</text:a> и в XIX веке получили название <text:span text:style-name="T1">линейных фрегатов</text:span>, подобно <text:a xlink:type="simple" xlink:href="https://ru.wikipedia.org/wiki/Линейный_крейсер" text:style-name="Internet_20_link" text:visited-style-name="Visited_20_Internet_20_Link">линейным крейсерам</text:a> XX века. <text:span text:style-name="T26">На фото: сравнение бушприта с человеком. Фрегат «Паллада» современная верс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ntage_7e_LT_7e_Gliederung_20_1" style:display-name="Vintage~LT~Gliederung 1" style:family="paragraph" style:default-outline-level="">
      <style:paragraph-properties fo:margin-left="0cm" fo:margin-right="0cm" fo:margin-top="0cm" fo:margin-bottom="0.37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ntage_7e_LT_7e_Gliederung_20_2" style:display-name="Vintage~LT~Gliederung 2" style:family="paragraph" style:parent-style-name="Vintage_7e_LT_7e_Gliederung_20_1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ntage_7e_LT_7e_Gliederung_20_3" style:display-name="Vintage~LT~Gliederung 3" style:family="paragraph" style:parent-style-name="Vintage_7e_LT_7e_Gliederung_20_2" style:default-outline-level="">
      <style:paragraph-properties fo:margin-left="0cm" fo:margin-right="0cm" fo:margin-top="0cm" fo:margin-bottom="0.22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ntage_7e_LT_7e_Gliederung_20_4" style:display-name="Vintage~LT~Gliederung 4" style:family="paragraph" style:parent-style-name="Vintage_7e_LT_7e_Gliederung_20_3" style:default-outline-level="">
      <style:paragraph-properties fo:margin-left="0cm" fo:margin-right="0cm" fo:margin-top="0cm" fo:margin-bottom="0.14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5" style:display-name="Vintage~LT~Gliederung 5" style:family="paragraph" style:parent-style-name="Vintage_7e_LT_7e_Gliederung_20_4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6" style:display-name="Vintage~LT~Gliederung 6" style:family="paragraph" style:parent-style-name="Vintage_7e_LT_7e_Gliederung_20_5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7" style:display-name="Vintage~LT~Gliederung 7" style:family="paragraph" style:parent-style-name="Vintage_7e_LT_7e_Gliederung_20_6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8" style:display-name="Vintage~LT~Gliederung 8" style:family="paragraph" style:parent-style-name="Vintage_7e_LT_7e_Gliederung_20_7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9" style:display-name="Vintage~LT~Gliederung 9" style:family="paragraph" style:parent-style-name="Vintage_7e_LT_7e_Gliederung_20_8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Titel" style:display-name="Vintag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ntage_7e_LT_7e_Untertitel" style:display-name="Vintag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ntage_7e_LT_7e_Notizen" style:display-name="Vintag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intage_7e_LT_7e_Hintergrundobjekte" style:display-name="Vintag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ntage_7e_LT_7e_Hintergrund" style:display-name="Vintag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Hindi" fo:font-family="'Lohit Hind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376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22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4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Hindi" fo:font-family="'Lohit Hindi'" style:font-family-generic="roman" style:font-pitch="variable" fo:font-size="18pt" style:letter-kerning="true" style:font-size-asian="1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1:22:59.075874187</meta:creation-date>
    <dc:date>2017-02-26T21:44:56.241362114</dc:date>
    <meta:editing-duration>PT10H12M42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3" meta:paragraph-count="15" meta:word-count="1203" meta:character-count="8649" meta:non-whitespace-character-count="7451"/>
  </office:meta>
</office:document-meta>
</file>